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solid" draw:stroke-dash="Ultrafine_20_Dashed" svg:stroke-width="0.081cm" svg:stroke-color="#ff6d6d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-color="#81aca6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solid" draw:stroke-dash="Ultrafine_20_Dashed"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draw:fill-color="#81aca6" draw:textarea-horizontal-align="justify" draw:textarea-vertical-align="middle" draw:auto-grow-height="false" fo:min-height="0.852cm" fo:min-width="0.071cm"/>
    </style:style>
    <style:style style:name="gr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0.997cm"/>
    </style:style>
    <style:style style:name="P1" style:family="paragraph"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de59"/>
      <style:paragraph-properties fo:text-align="center"/>
    </style:style>
  </office:automatic-styles>
  <office:body>
    <office:drawing>
      <draw:page draw:name="page1" draw:style-name="dp1" draw:master-page-name="Predefinito">
        <draw:connector draw:style-name="gr1" draw:text-style-name="P1" draw:layer="layout" svg:x1="1.9cm" svg:y1="2.7cm" svg:x2="1cm" svg:y2="3.7cm" draw:end-shape="id1" draw:end-glue-point="0" svg:d="M1900 2700v250h-900v750" svg:viewBox="0 0 901 1001">
          <text:p/>
        </draw:connector>
        <draw:connector draw:style-name="gr2" draw:text-style-name="P1" draw:layer="layout" draw:line-skew="-0.2cm" svg:x1="1cm" svg:y1="3.7cm" svg:x2="0.6cm" svg:y2="3.3cm" svg:d="M1000 3700v-400h-400" svg:viewBox="0 0 401 401">
          <text:p/>
        </draw:connector>
        <draw:g xml:id="id7" draw:id="id7">
          <draw:custom-shape draw:style-name="gr3" draw:text-style-name="P2" draw:layer="layout" svg:width="0.6cm" svg:height="0.6cm" svg:x="3cm" svg:y="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3.1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3" draw:text-style-name="P2" draw:layer="layout" svg:width="0.6cm" svg:height="0.6cm" svg:x="0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0.1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custom-shape draw:style-name="gr3" draw:text-style-name="P2" draw:layer="layout" svg:width="0.6cm" svg:height="0.6cm" svg:x="0.7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0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3" draw:text-style-name="P2" draw:layer="layout" svg:width="0.6cm" svg:height="0.6cm" svg:x="0.5cm" svg:y="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0.6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3" draw:text-style-name="P2" draw:layer="layout" svg:width="0.6cm" svg:height="0.6cm" svg:x="2.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2.7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custom-shape draw:style-name="gr3" draw:text-style-name="P2" draw:layer="layout" svg:width="0.6cm" svg:height="0.6cm" svg:x="1.6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.7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custom-shape draw:style-name="gr3" draw:text-style-name="P2" draw:layer="layout" svg:width="0.6cm" svg:height="0.6cm" svg:x="3.4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3.5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custom-shape draw:style-name="gr3" draw:text-style-name="P2" draw:layer="layout" svg:width="0.6cm" svg:height="0.6cm" svg:x="3.4cm" svg:y="4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4cm" svg:height="0.4cm" svg:x="3.5cm" svg:y="4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6" draw:id="id6">
          <draw:custom-shape draw:style-name="gr3" draw:text-style-name="P2" draw:layer="layout" svg:width="0.6cm" svg:height="0.6cm" svg:x="1.1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.2cm" svg:y="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svg:x1="1.9cm" svg:y1="2.7cm" svg:x2="2.6cm" svg:y2="3.8cm" draw:start-shape="id2" draw:start-glue-point="2" draw:end-shape="id3" draw:end-glue-point="3" svg:d="M1900 2700v1100h700" svg:viewBox="0 0 701 1101">
          <text:p/>
        </draw:connector>
        <draw:connector draw:style-name="gr5" draw:text-style-name="P1" draw:layer="layout" svg:x1="1cm" svg:y1="3.7cm" svg:x2="0.6cm" svg:y2="3.3cm" draw:start-shape="id1" draw:start-glue-point="0" draw:end-shape="id4" draw:end-glue-point="1" svg:d="M1000 3700v-400h-400" svg:viewBox="0 0 401 401">
          <text:p/>
        </draw:connector>
        <draw:connector draw:style-name="gr1" draw:text-style-name="P1" draw:layer="layout" svg:x1="1.6cm" svg:y1="2.4cm" svg:x2="0.8cm" svg:y2="1.9cm" draw:start-shape="id2" draw:start-glue-point="3" draw:end-shape="id5" draw:end-glue-point="2" svg:d="M1600 2400h-800v-500" svg:viewBox="0 0 801 501">
          <text:p/>
        </draw:connector>
        <draw:connector draw:style-name="gr1" draw:text-style-name="P1" draw:layer="layout" svg:x1="1.9cm" svg:y1="2.1cm" svg:x2="1.4cm" svg:y2="0.6cm" draw:start-shape="id2" draw:start-glue-point="0" draw:end-shape="id6" draw:end-glue-point="2" svg:d="M1900 2100v-750h-500v-750" svg:viewBox="0 0 501 1501">
          <text:p/>
        </draw:connector>
        <draw:connector draw:style-name="gr1" draw:text-style-name="P1" draw:layer="layout" svg:x1="3cm" svg:y1="0.7cm" svg:x2="1.7cm" svg:y2="0.3cm" draw:start-shape="id7" draw:start-glue-point="3" draw:end-shape="id6" draw:end-glue-point="1" svg:d="M3000 700h-650v-400h-650" svg:viewBox="0 0 1301 401">
          <text:p/>
        </draw:connector>
        <draw:connector draw:style-name="gr1" draw:text-style-name="P1" draw:layer="layout" svg:x1="3.3cm" svg:y1="1cm" svg:x2="1.9cm" svg:y2="2.1cm" draw:start-shape="id7" draw:start-glue-point="2" draw:end-shape="id2" draw:end-glue-point="0" svg:d="M3300 1000v550h-1400v550" svg:viewBox="0 0 1401 1101">
          <text:p/>
        </draw:connector>
        <draw:connector draw:style-name="gr1" draw:text-style-name="P1" draw:layer="layout" svg:x1="3.3cm" svg:y1="1cm" svg:x2="3.7cm" svg:y2="2.1cm" draw:start-shape="id7" draw:start-glue-point="2" svg:d="M3300 1000v801h400v299" svg:viewBox="0 0 401 1101">
          <text:p/>
        </draw:connector>
        <draw:connector draw:style-name="gr1" draw:text-style-name="P1" draw:layer="layout" svg:x1="3.7cm" svg:y1="4.4cm" svg:x2="3.2cm" svg:y2="3.8cm" draw:start-shape="id8" draw:start-glue-point="0" draw:end-shape="id3" draw:end-glue-point="1" svg:d="M3700 4400v-600h-500" svg:viewBox="0 0 501 601">
          <text:p/>
        </draw:connector>
        <draw:connector draw:style-name="gr1" draw:text-style-name="P1" draw:layer="layout" svg:x1="3.7cm" svg:y1="4.4cm" svg:x2="3.7cm" svg:y2="2.7cm" draw:end-shape="id9" draw:end-glue-point="2" svg:d="M3700 4400v-1700" svg:viewBox="0 0 1 1701">
          <text:p/>
        </draw:connector>
        <draw:connector draw:style-name="gr1" draw:text-style-name="P1" draw:layer="layout" svg:x1="3.7cm" svg:y1="4.4cm" svg:x2="3.7cm" svg:y2="2.7cm" svg:d="M3700 4400v-1700" svg:viewBox="0 0 1 1701">
          <text:p/>
        </draw:connector>
        <draw:connector draw:style-name="gr1" draw:text-style-name="P1" draw:layer="layout" svg:x1="2.2cm" svg:y1="2.4cm" svg:x2="3.4cm" svg:y2="2.4cm" draw:start-shape="id2" draw:start-glue-point="1" draw:end-shape="id9" draw:end-glue-point="3" svg:d="M2200 2400h1200" svg:viewBox="0 0 1201 1">
          <text:p/>
        </draw:connector>
        <draw:g xml:id="id15" draw:id="id15">
          <draw:custom-shape draw:style-name="gr3" draw:text-style-name="P2" draw:layer="layout" svg:width="0.6cm" svg:height="0.6cm" svg:x="9cm" svg:y="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9.1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xml:id="id12" draw:id="id12" draw:layer="layout" svg:width="0.807cm" svg:height="1.556cm" draw:transform="rotate (0.785398163397448) translate (5.8cm 3.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4cm" svg:height="0.4cm" svg:x="6.1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3" draw:layer="layout" svg:width="0.4cm" svg:height="0.4cm" svg:x="6.8cm" svg:y="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3" draw:id="id13">
          <draw:custom-shape draw:style-name="gr3" draw:text-style-name="P2" draw:layer="layout" svg:width="0.6cm" svg:height="0.6cm" svg:x="6.5cm" svg:y="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6.6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3" draw:text-style-name="P2" draw:layer="layout" svg:width="0.6cm" svg:height="0.6cm" svg:x="8.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8.7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custom-shape draw:style-name="gr3" draw:text-style-name="P2" draw:layer="layout" svg:width="0.6cm" svg:height="0.6cm" svg:x="7.6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7.7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custom-shape draw:style-name="gr3" draw:text-style-name="P2" draw:layer="layout" svg:width="0.6cm" svg:height="0.6cm" svg:x="9.4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9.5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6" draw:id="id16">
          <draw:custom-shape draw:style-name="gr3" draw:text-style-name="P2" draw:layer="layout" svg:width="0.6cm" svg:height="0.6cm" svg:x="9.4cm" svg:y="4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4cm" svg:height="0.4cm" svg:x="9.5cm" svg:y="4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14" draw:id="id14">
          <draw:custom-shape draw:style-name="gr3" draw:text-style-name="P2" draw:layer="layout" svg:width="0.6cm" svg:height="0.6cm" svg:x="7.1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7.2cm" svg:y="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svg:x1="7.9cm" svg:y1="2.7cm" svg:x2="8.6cm" svg:y2="3.8cm" draw:start-shape="id10" draw:start-glue-point="2" draw:end-shape="id11" draw:end-glue-point="3" svg:d="M7900 2700v1100h700" svg:viewBox="0 0 701 1101">
          <text:p/>
        </draw:connector>
        <draw:connector draw:style-name="gr1" draw:text-style-name="P1" draw:layer="layout" svg:x1="7.9cm" svg:y1="2.7cm" svg:x2="6.922cm" svg:y2="3.379cm" draw:start-shape="id10" draw:start-glue-point="2" draw:end-shape="id12" draw:end-glue-point="10" svg:d="M7900 2700v679h-978" svg:viewBox="0 0 979 680">
          <text:p/>
        </draw:connector>
        <draw:connector draw:style-name="gr1" draw:text-style-name="P1" draw:layer="layout" svg:x1="7.6cm" svg:y1="2.4cm" svg:x2="6.8cm" svg:y2="1.9cm" draw:start-shape="id10" draw:start-glue-point="3" draw:end-shape="id13" draw:end-glue-point="2" svg:d="M7600 2400h-800v-500" svg:viewBox="0 0 801 501">
          <text:p/>
        </draw:connector>
        <draw:connector draw:style-name="gr1" draw:text-style-name="P1" draw:layer="layout" svg:x1="7.9cm" svg:y1="2.1cm" svg:x2="7.4cm" svg:y2="0.6cm" draw:start-shape="id10" draw:start-glue-point="0" draw:end-shape="id14" draw:end-glue-point="2" svg:d="M7900 2100v-750h-500v-750" svg:viewBox="0 0 501 1501">
          <text:p/>
        </draw:connector>
        <draw:connector draw:style-name="gr1" draw:text-style-name="P1" draw:layer="layout" svg:x1="9cm" svg:y1="0.7cm" svg:x2="7.7cm" svg:y2="0.3cm" draw:start-shape="id15" draw:start-glue-point="3" draw:end-shape="id14" draw:end-glue-point="1" svg:d="M9000 700h-650v-400h-650" svg:viewBox="0 0 1301 401">
          <text:p/>
        </draw:connector>
        <draw:connector draw:style-name="gr1" draw:text-style-name="P1" draw:layer="layout" svg:x1="9.3cm" svg:y1="1cm" svg:x2="7.9cm" svg:y2="2.1cm" draw:start-shape="id15" draw:start-glue-point="2" draw:end-shape="id10" draw:end-glue-point="0" svg:d="M9300 1000v550h-1400v550" svg:viewBox="0 0 1401 1101">
          <text:p/>
        </draw:connector>
        <draw:connector draw:style-name="gr1" draw:text-style-name="P1" draw:layer="layout" svg:x1="9.3cm" svg:y1="1cm" svg:x2="9.7cm" svg:y2="2.1cm" draw:start-shape="id15" draw:start-glue-point="2" svg:d="M9300 1000v801h400v299" svg:viewBox="0 0 401 1101">
          <text:p/>
        </draw:connector>
        <draw:connector draw:style-name="gr1" draw:text-style-name="P1" draw:layer="layout" svg:x1="9.7cm" svg:y1="4.4cm" svg:x2="9.2cm" svg:y2="3.8cm" draw:start-shape="id16" draw:start-glue-point="0" draw:end-shape="id11" draw:end-glue-point="1" svg:d="M9700 4400v-600h-500" svg:viewBox="0 0 501 601">
          <text:p/>
        </draw:connector>
        <draw:connector draw:style-name="gr1" draw:text-style-name="P1" draw:layer="layout" svg:x1="9.7cm" svg:y1="4.4cm" svg:x2="9.7cm" svg:y2="2.7cm" draw:end-shape="id17" draw:end-glue-point="2" svg:d="M9700 4400v-1700" svg:viewBox="0 0 1 1701">
          <text:p/>
        </draw:connector>
        <draw:connector draw:style-name="gr1" draw:text-style-name="P1" draw:layer="layout" svg:x1="9.7cm" svg:y1="4.4cm" svg:x2="9.7cm" svg:y2="2.7cm" svg:d="M9700 4400v-1700" svg:viewBox="0 0 1 1701">
          <text:p/>
        </draw:connector>
        <draw:connector draw:style-name="gr1" draw:text-style-name="P1" draw:layer="layout" svg:x1="8.2cm" svg:y1="2.4cm" svg:x2="9.4cm" svg:y2="2.4cm" draw:start-shape="id10" draw:start-glue-point="1" draw:end-shape="id17" draw:end-glue-point="3" svg:d="M8200 2400h1200" svg:viewBox="0 0 1201 1">
          <text:p/>
        </draw:connector>
        <draw:custom-shape draw:style-name="gr7" draw:text-style-name="P4" draw:layer="layout" svg:width="1.6cm" svg:height="0.8cm" svg:x="4.4cm" svg:y="2cm">
          <text:p/>
          <draw:enhanced-geometry svg:viewBox="0 0 21600 21600" draw:text-areas="0 ?f0 ?f5 ?f2" draw:type="right-arrow" draw:modifiers="15474.8282323548 8197.752808988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21:04:38.902074756</meta:creation-date>
    <dc:date>2019-04-04T21:40:03.345113938</dc:date>
    <meta:editing-duration>PT35M2S</meta:editing-duration>
    <meta:editing-cycles>9</meta:editing-cycles>
    <meta:generator>LibreOffice/6.2.2.2$Linux_X86_64 LibreOffice_project/20$Build-2</meta:generator>
    <meta:document-statistic meta:object-count="78"/>
  </office:meta>
</office:document-meta>
</file>